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21e" officeooo:paragraph-rsid="0000821e"/>
    </style:style>
    <style:style style:name="P2" style:family="paragraph" style:parent-style-name="Standard">
      <style:paragraph-properties fo:text-align="center" style:justify-single-word="false"/>
      <style:text-properties officeooo:rsid="0000821e" officeooo:paragraph-rsid="0000821e"/>
    </style:style>
    <style:style style:name="P3" style:family="paragraph" style:parent-style-name="Standard">
      <style:paragraph-properties fo:text-align="start" style:justify-single-word="false"/>
      <style:text-properties officeooo:rsid="00023dca" officeooo:paragraph-rsid="00023dca"/>
    </style:style>
    <style:style style:name="T1" style:family="text">
      <style:text-properties officeooo:rsid="0002a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Y</text:p>
      <text:p text:style-name="P1">Damien</text:p>
      <text:p text:style-name="P1">Inf-S2 TP5B</text:p>
      <text:p text:style-name="P1"/>
      <text:p text:style-name="P2">SAÉ S2</text:p>
      <text:p text:style-name="P2">Les labyrinthes</text:p>
      <text:p text:style-name="P2"/>
      <text:p text:style-name="P3">Règles :</text:p>
      <text:p text:style-name="P3"><text:tab/>-Commenter ses lignes de code (Possiblement ajouter un docstring).</text:p>
      <text:p text:style-name="P3"><text:tab/>-Organiser son code (Possibilité de réécrire un code pour le rendre plus compréhensible).</text:p>
      <text:p text:style-name="P3"><text:tab/>-Respecter l’ordre (Si une partie a été faite en solo, prévenir pour éviter d’écrire le code en <text:tab/>double).</text:p>
      <text:p text:style-name="P3"><text:tab/>-Étudier le code de l’autre pour pouvoir répondre efficacement à l’oral.</text:p>
      <text:p text:style-name="P3"/>
      <text:p text:style-name="P3">Notes sur le code :</text:p>
      <text:p text:style-name="P3"/>
      <text:p text:style-name="P3"><text:tab/>-<text:span text:style-name="T1">Comprendre la classe est essentiel pour commencer le code, elle est disponible sur le sujet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2:29:30.574072381</meta:creation-date>
    <dc:date>2023-02-27T13:22:20.477730556</dc:date>
    <meta:editing-duration>PT29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81" meta:character-count="498" meta:non-whitespace-character-count="423"/>
  </office:meta>
</office:document-meta>
</file>